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2" style:parent-style-name="Основнойшрифтабзаца" style:family="text">
      <style:text-properties fo:language="en" fo:country="US"/>
    </style:style>
    <style:style style:name="T3" style:parent-style-name="Основнойшрифтабзаца" style:family="text">
      <style:text-properties fo:language="en" fo:country="US"/>
    </style:style>
    <style:style style:name="T4" style:parent-style-name="Основнойшрифтабзаца" style:family="text">
      <style:text-properties fo:language="en" fo:country="US"/>
    </style:style>
    <style:style style:name="P5" style:parent-style-name="Обычный" style:family="paragraph">
      <style:text-properties fo:language="en" fo:country="US"/>
    </style:style>
    <style:style style:name="T6" style:parent-style-name="Основнойшрифтабзаца" style:family="text">
      <style:text-properties fo:language="en" fo:country="US"/>
    </style:style>
    <style:style style:name="T7" style:parent-style-name="Основнойшрифтабзаца" style:family="text">
      <style:text-properties fo:language="en" fo:country="US"/>
    </style:style>
    <style:style style:name="T8" style:parent-style-name="Основнойшрифтабзаца" style:family="text">
      <style:text-properties fo:language="en" fo:country="US"/>
    </style:style>
    <style:style style:name="T9" style:parent-style-name="Основнойшрифтабзаца" style:family="text">
      <style:text-properties fo:language="en" fo:country="US"/>
    </style:style>
    <style:style style:name="T10" style:parent-style-name="Основнойшрифтабзаца" style:family="text">
      <style:text-properties fo:language="en" fo:country="US"/>
    </style:style>
    <style:style style:name="T11" style:parent-style-name="Основнойшрифтабзаца" style:family="text">
      <style:text-properties fo:language="en" fo:country="US"/>
    </style:style>
    <style:style style:name="P12" style:parent-style-name="Обычный" style:family="paragraph">
      <style:text-properties fo:language="en" fo:country="US"/>
    </style:style>
    <style:style style:name="P13" style:parent-style-name="Обычный" style:family="paragraph">
      <style:text-properties fo:language="en" fo:country="US"/>
    </style:style>
    <style:style style:name="P14" style:parent-style-name="Обычный" style:family="paragraph">
      <style:text-properties fo:language="en" fo:country="US"/>
    </style:style>
    <style:style style:name="P15" style:parent-style-name="Обычный" style:family="paragraph">
      <style:text-properties fo:language="en" fo:country="US"/>
    </style:style>
    <style:style style:name="P16" style:parent-style-name="Обычный" style:family="paragraph">
      <style:text-properties fo:language="en" fo:country="US"/>
    </style:style>
    <style:style style:name="P17" style:parent-style-name="Обычный" style:family="paragraph">
      <style:text-properties fo:language="en" fo:country="US"/>
    </style:style>
    <style:style style:name="P18" style:parent-style-name="Обычный" style:family="paragraph">
      <style:text-properties fo:language="en" fo:country="US"/>
    </style:style>
    <style:style style:name="P19" style:parent-style-name="Обычный" style:family="paragraph">
      <style:text-properties fo:language="en" fo:country="US"/>
    </style:style>
    <style:style style:name="P20" style:parent-style-name="Обычный" style:family="paragraph">
      <style:text-properties fo:language="en" fo:country="US"/>
    </style:style>
    <style:style style:name="P21" style:parent-style-name="Обычный" style:family="paragraph">
      <style:text-properties fo:language="en" fo:country="US"/>
    </style:style>
    <style:style style:name="P22" style:parent-style-name="Обычный" style:family="paragraph">
      <style:text-properties fo:language="en" fo:country="US"/>
    </style:style>
    <style:style style:name="P23" style:parent-style-name="Обычный" style:family="paragraph">
      <style:text-properties fo:language="en" fo:country="US"/>
    </style:style>
    <style:style style:name="P24" style:parent-style-name="Обычный" style:family="paragraph">
      <style:text-properties fo:language="en" fo:country="US"/>
    </style:style>
    <style:style style:name="T25" style:parent-style-name="Основнойшрифтабзаца" style:family="text">
      <style:text-properties fo:language="en" fo:country="US"/>
    </style:style>
    <style:style style:name="T26" style:parent-style-name="Основнойшрифтабзаца" style:family="text">
      <style:text-properties fo:language="en" fo:country="US"/>
    </style:style>
    <style:style style:name="T27" style:parent-style-name="Основнойшрифтабзаца" style:family="text">
      <style:text-properties fo:language="en" fo:country="US"/>
    </style:style>
    <style:style style:name="T28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>Итоговое тестирование по курсу «Основы работы в РЕД ОС»</text:p>
      <text:p text:style-name="Обычный">1. В состав офисного пакета LibreOffice входят:</text:p>
      <text:p text:style-name="Обычный">табличный редактор Calc</text:p>
      <text:p text:style-name="Обычный">система управления базами данных Base</text:p>
      <text:p text:style-name="Обычный">текстовый редактор Word<text:s/></text:p>
      <text:p text:style-name="Обычный">средство создания и демонстрации<text:s/>презентаций Impress</text:p>
      <text:p text:style-name="Обычный">текстовый редактор Writer</text:p>
      <text:p text:style-name="Обычный">система управления базами данных Access<text:s/></text:p>
      <text:p text:style-name="Обычный">векторный графический редактор Draw</text:p>
      <text:p text:style-name="Обычный">редактор формул Math</text:p>
      <text:p text:style-name="Обычный">векторный графический редактор Visio<text:s/></text:p>
      <text:p text:style-name="Обычный">средство создания и демонстрации презентаций PowerPoint<text:s/></text:p>
      <text:p text:style-name="Обычный">2. Какая команда<text:s/>предназначена для удаления пакета?</text:p>
      <text:p text:style-name="Обычный"><text:span text:style-name="T2">1) dnf search &lt;</text:span>имя<text:span text:style-name="T3">_</text:span>пакета<text:span text:style-name="T4">&gt;</text:span></text:p>
      <text:p text:style-name="P5">2) dnf list installed</text:p>
      <text:p text:style-name="Обычный"><text:span text:style-name="T6">3) dnf info &lt;</text:span>имя<text:span text:style-name="T7">_</text:span>пакета<text:span text:style-name="T8">&gt;<text:s/></text:span></text:p>
      <text:p text:style-name="Обычный"><text:span text:style-name="T9">4) dnf remove &lt;</text:span>имя<text:span text:style-name="T10">_</text:span>пакета<text:span text:style-name="T11">&gt;</text:span></text:p>
      <text:p text:style-name="Обычный">3. Flameshot — это:</text:p>
      <text:p text:style-name="Обычный">1) инструмент для создания скриншотов</text:p>
      <text:p text:style-name="Обычный">2) аудиоплеер, позволяющий воспроизводить<text:s/>аудиофайлы различных форматов</text:p>
      <text:p text:style-name="Обычный">3) графический редактор</text:p>
      <text:p text:style-name="Обычный">4) текстовый редактор</text:p>
      <text:p text:style-name="Обычный">5) интернет-браузер</text:p>
      <text:p text:style-name="Обычный">4. Какой антивирус есть в официальном репозитории РЕД ОС?</text:p>
      <text:p text:style-name="Обычный">1) Avira</text:p>
      <text:p text:style-name="Обычный">2) ClamAV</text:p>
      <text:p text:style-name="Обычный">3) Dr.Web</text:p>
      <text:p text:style-name="Обычный">4) Avast</text:p>
      <text:p text:style-name="Обычный">5. Имеются 3 файла с именами: файл.odt, фАйл.odt, Файл.odt. Какие из этих файлов можно<text:s/></text:p>
      <text:p text:style-name="Обычный">скопировать в каталог, в котором уже находится файл с именем ФАЙЛ.odt?</text:p>
      <text:p text:style-name="Обычный">1) файл.odt</text:p>
      <text:p text:style-name="Обычный">2) ни один из файлов</text:p>
      <text:p text:style-name="Обычный">3) все вышеперечисленные</text:p>
      <text:soft-page-break/>
      <text:p text:style-name="Обычный">4) файл.odt и Файл.odt</text:p>
      <text:p text:style-name="Обычный">6. Как в РЕД ОС называется суперпользователь с правами<text:s/>администратора?</text:p>
      <text:p text:style-name="Обычный">1) admin</text:p>
      <text:p text:style-name="Обычный">2) user</text:p>
      <text:p text:style-name="Обычный">3) root</text:p>
      <text:p text:style-name="Обычный">4) superuser</text:p>
      <text:p text:style-name="Обычный">7. Какая команда используется для временного прекращения работы с компьютером, при<text:s/></text:p>
      <text:p text:style-name="Обычный">этом все запущенные приложения остаются в рабочем состоянии?</text:p>
      <text:p text:style-name="Обычный">1) «Выключить устройство»<text:s/></text:p>
      <text:p text:style-name="Обычный">2) «Заблокировать экран»</text:p>
      <text:p text:style-name="Обычный">3) «Завершить текущий сеанс»<text:s/></text:p>
      <text:p text:style-name="Обычный">4) «Перезагрузка»</text:p>
      <text:p text:style-name="Обычный">8. Выберите верное определение:</text:p>
      <text:p text:style-name="Обычный">1) Cheese — аудиоплеер, позволяющий воспроизводить аудиофайлы различных<text:s/></text:p>
      <text:p text:style-name="Обычный">форматов, создавать плейлисты, редактировать метаданные.<text:s/></text:p>
      <text:p text:style-name="Обычный">2) Cheese — программа, позволяющая делать<text:s/>снимки, серии снимков и записывать<text:s/></text:p>
      <text:p text:style-name="Обычный">видео с web-камеры, подключенной к компьютеру (или встроенной в ноутбук).</text:p>
      <text:p text:style-name="Обычный">3) Cheese — мультиплатформенный инструмент для создания скриншотов.</text:p>
      <text:p text:style-name="Обычный">4) Cheese — редактор векторной графики с широким набором возможностей и большим<text:s/></text:p>
      <text:p text:style-name="Обычный">функционалом.</text:p>
      <text:p text:style-name="Обычный">9. После открытия терминала пользователь видит приглашение на ввод команды -<text:s/></text:p>
      <text:p text:style-name="Обычный">имя_пользователя@имя_компьютера: ~$ и мигающий курсор. Что означает в этой записи<text:s/></text:p>
      <text:p text:style-name="Обычный">знак $?</text:p>
      <text:p text:style-name="Обычный">1) все команды выполняются от имени суперпользователя с правами администратора</text:p>
      <text:p text:style-name="Обычный">2) в данный момент работа ведётся в папке текущего пользователя системы</text:p>
      <text:p text:style-name="Обычный">3) все команды выполняются от имени обычного пользователя</text:p>
      <text:p text:style-name="Обычный">4) в данный момент работа ведётся в корневом каталоге</text:p>
      <text:p text:style-name="Обычный">10. Какая программа является альтернативой MS PowerPoint?</text:p>
      <text:p text:style-name="P12">1) LibreOffice Draw</text:p>
      <text:p text:style-name="P13">2) LibreOffice Calc</text:p>
      <text:p text:style-name="P14">3) LibreOffice Math</text:p>
      <text:p text:style-name="Обычный">4) LibreOffice Impress</text:p>
      <text:p text:style-name="Обычный">11. РЕД ОС является регистрозависимой системой. Что это означает?</text:p>
      <text:soft-page-break/>
      <text:p text:style-name="Обычный">1) строчные и заглавные символы для операционной системы различаются</text:p>
      <text:p text:style-name="Обычный">2) строчные и заглавные символы для операционной системы воспринимаются<text:s/></text:p>
      <text:p text:style-name="Обычный">одинаково</text:p>
      <text:p text:style-name="Обычный">3) имена файлов и каталогов должны содержать только заглавные символы</text:p>
      <text:p text:style-name="Обычный">4) имена файлов и каталогов должны содержать только строчные символы</text:p>
      <text:p text:style-name="Обычный">12. Какие из перечисленных программ являются графическими редакторами?</text:p>
      <text:p text:style-name="P15">Pluma</text:p>
      <text:p text:style-name="P16">Inkscape</text:p>
      <text:p text:style-name="P17">GIMP</text:p>
      <text:p text:style-name="P18">Cheese<text:s/></text:p>
      <text:p text:style-name="P19">Pinta</text:p>
      <text:p text:style-name="P20">Shotcut</text:p>
      <text:p text:style-name="Обычный">13. Какие интернет-браузеры входят в состав дистрибутива РЕД ОС?</text:p>
      <text:p text:style-name="P21">Opera</text:p>
      <text:p text:style-name="P22">Mozilla Firefox</text:p>
      <text:p text:style-name="P23">Chromium</text:p>
      <text:p text:style-name="P24">Google Chrome</text:p>
      <text:p text:style-name="Обычный">Yandex Browser</text:p>
      <text:p text:style-name="Обычный">14. Компьютер под управлением Linux не подвержен заражению вирусами для Windows, но<text:s/></text:p>
      <text:p text:style-name="Обычный">вполне может быть переносчиком и хранителем вредоносного ПО.</text:p>
      <text:p text:style-name="Обычный">Верно</text:p>
      <text:p text:style-name="Обычный">Неверно</text:p>
      <text:p text:style-name="Обычный">15. Какой формат по умолчанию имеют документы, созданные в LibreOffice Writer?</text:p>
      <text:p text:style-name="Обычный">1) DOC</text:p>
      <text:p text:style-name="Обычный">2) PDF</text:p>
      <text:p text:style-name="Обычный">3) ODT</text:p>
      <text:p text:style-name="Обычный">4) ODS<text:s/></text:p>
      <text:p text:style-name="Обычный">16. Какие два ярлыка содержит Рабочий стол пользователя после установки системы?</text:p>
      <text:p text:style-name="Обычный">1) «Домашняя папка» и «Корзина»</text:p>
      <text:p text:style-name="Обычный">2) «Мой компьютер» и «Корзина»</text:p>
      <text:p text:style-name="Обычный"><text:span text:style-name="T25">3) «</text:span>Домашняя<text:span text:style-name="T26"><text:s/></text:span>папка<text:span text:style-name="T27">»<text:s/></text:span>и<text:span text:style-name="T28"><text:s/>«Double Commander»</text:span></text:p>
      <text:p text:style-name="Обычный">4) нет правильного варианта</text:p>
      <text:p text:style-name="Обычный">17. Пользователь root может работать со всеми файлами, независимо от набора прав доступа<text:s/></text:p>
      <text:soft-page-break/>
      <text:p text:style-name="Обычный">к файлу.</text:p>
      <text:p text:style-name="Обычный">Верно</text:p>
      <text:p text:style-name="Обычный">Неверно</text:p>
      <text:p text:style-name="Обычный">18.<text:s/>Для чего предназначена программа Brasero?</text:p>
      <text:p text:style-name="Обычный">1) для записи CD/DVD дисков с данными, образов дисков, копирования и</text:p>
      <text:p text:style-name="Обычный">форматирования дисков</text:p>
      <text:p text:style-name="Обычный">2) для подключения съёмного USB-носителя</text:p>
      <text:p text:style-name="Обычный">3) для обнаружения вредоносного ПО</text:p>
      <text:p text:style-name="Обычный">4) для запуска<text:s/>Windows-программ в РЕД ОС</text:p>
      <text:p text:style-name="Обычный">19. После открытия терминала пользователь видит приглашение на ввод команды -<text:s/></text:p>
      <text:p text:style-name="Обычный">имя_пользователя@имя_компьютера: ~$ и мигающий курсор. Что означает в этой записи<text:s/></text:p>
      <text:p text:style-name="Обычный">знак тильда (~)?</text:p>
      <text:p text:style-name="Обычный">1) все команды выполняются от имени суперпользователя с правами администратора</text:p>
      <text:p text:style-name="Обычный">2) в данный момент работа ведётся в папке текущего пользователя системы</text:p>
      <text:p text:style-name="Обычный">3) все команды выполняются от имени обычного пользователя</text:p>
      <text:p text:style-name="Обычный">4) в данный момент работа ведётся в корневом каталоге</text:p>
      <text:p text:style-name="Обычный">20. Как называется простой текстовый редактор, входящий в состав дистрибутива РЕД ОС?</text:p>
      <text:p text:style-name="Обычный"/>
      <text:p text:style-name="Обычный">21. LibreOffice Math предназначен только для записи и отображения формул, рассчитываться<text:s/></text:p>
      <text:p text:style-name="Обычный">формулы в этом приложении не могут.</text:p>
      <text:p text:style-name="Обычный">Верно</text:p>
      <text:p text:style-name="Обычный">Неверно</text:p>
      <text:p text:style-name="Обычный">22. Для чего предназначена команда dnf install &lt;имя_пакета&gt;?</text:p>
      <text:p text:style-name="Обычный">1) Удаление<text:s/>пакета</text:p>
      <text:p text:style-name="Обычный">2) Показать информацию о пакете<text:s/></text:p>
      <text:p text:style-name="Обычный">3) Установка пакета с заданным именем<text:s/></text:p>
      <text:p text:style-name="Обычный">4) Поиск пакета по имени в репозитории<text:s/></text:p>
      <text:p text:style-name="Обычный">23. Каким символом в Linux обозначается корневой каталог?</text:p>
      <text:p text:style-name="Обычный">1) \</text:p>
      <text:p text:style-name="Обычный">2) &gt;&gt;</text:p>
      <text:p text:style-name="Обычный">3) ..</text:p>
      <text:p text:style-name="Обычный">4) /<text:s/></text:p>
      <text:p text:style-name="Обычный">24. Какую программу можно использовать для<text:s/>создания эффектных слайд-шоу с<text:s/></text:p>
      <text:soft-page-break/>
      <text:p text:style-name="Обычный">использованием видео, аудио и графических файлов, а также анимированных надписей?</text:p>
      <text:p text:style-name="Обычный">1) Pix</text:p>
      <text:p text:style-name="Обычный">2) FFDiaporama</text:p>
      <text:p text:style-name="Обычный">3) Audacity</text:p>
      <text:p text:style-name="Обычный">4) Recoll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Илья</meta:initial-creator>
    <dc:creator>Илья</dc:creator>
    <meta:creation-date>2024-03-14T10:47:00Z</meta:creation-date>
    <dc:date>2024-03-18T09:03:00Z</dc:date>
    <meta:template xlink:href="Normal" xlink:type="simple"/>
    <meta:editing-cycles>3</meta:editing-cycles>
    <meta:editing-duration>PT360S</meta:editing-duration>
    <meta:document-statistic meta:page-count="5" meta:paragraph-count="10" meta:word-count="767" meta:character-count="5131" meta:row-count="36" meta:non-whitespace-character-count="4374"/>
  </office:meta>
</office:document-meta>
</file>